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7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COMMAND (78:1-7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COMMAND (78:1-7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I will teach (78:1-3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You will teach (78:4-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PSALM 78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COMMAND (78:1-7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CONSEQUENCES (78:8-72): Asaph relates the history of God's people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-title-Title-Slide" presentation:presentation-page-layout-name="Master1-PPL1" draw:id="Slide-259">
        <draw:frame draw:id="id96" presentation:style-name="a526" draw:name="Title 1" svg:x="1.38in" svg:y="0.83in" svg:width="10.3in" svg:height="4.42in" presentation:class="title" presentation:placeholder="false">
          <draw:text-box>
            <text:p text:style-name="a525" text:class-names="" text:cond-style-name=""><text:span text:style-name="a523" text:class-names="">THE CONSEQUENCES (78:8-72): Asaph relates the history of God's people.<text:s text:c="1"/></text:span><text:span text:style-name="a524" text:class-names=""/></text:p>
          </draw:text-box>
          <svg:title/>
          <svg:desc/>
        </draw:frame>
        <draw:frame draw:id="id97" presentation:style-name="a531" draw:name="Subtitle 2" svg:x="1.38in" svg:y="5.25in" svg:width="10.3in" svg:height="1.85in" presentation:class="subtitle" presentation:placeholder="false">
          <draw:text-box>
            <text:p text:style-name="a528" text:class-names="" text:cond-style-name=""><text:span text:style-name="a527" text:class-names=""><text:s text:c="1"/>Their rebellion against God (78:8-12, 17-20, 22, 34-37, 40-41, 43, 56-58):<text:s text:c="1"/></text:span></text:p>
            <text:p text:style-name="a530" text:class-names="" text:cond-style-name=""><text:span text:style-name="a529" text:class-names=""/></text:p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ir rebellion against God (78:8-12, 17-20, 22, 34-37, 40-41, 43, 56-58):<text:s text:c="1"/></text:span><text:span text:style-name="a534" text:class-names=""/></text:p>
          </draw:text-box>
          <svg:title/>
          <svg:desc/>
        </draw:frame>
        <draw:frame draw:id="id99" presentation:style-name="a558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y disregarded his miracles (78:11-12, 32, 43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y refused to obey God (78:8, 10, 17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y complained against God (78:18-20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y lied to God (78:34-36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y were faithless (78:9, 22, 37, 40-41, 56-57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y worshiped other gods (78:58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6" draw:style-name="a559" draw:master-page-name="Master1-Layout12-tx-Title-and-Text" presentation:presentation-page-layout-name="Master1-PPL12" draw:id="Slide-261">
        <draw:frame draw:id="id100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CONSEQUENCES (78:8-72): Asaph relates the history of God's people.<text:s text:c="1"/></text:span><text:span text:style-name="a561" text:class-names=""/></text:p>
          </draw:text-box>
          <svg:title/>
          <svg:desc/>
        </draw:frame>
        <draw:frame draw:id="id101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ir rebellion against God (78:8-12, 17-20, 22, 34-37, 40-41, 43, 56-58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ir retribution from God (78:21, 30-31, 33-35, 59-64, 67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7" draw:style-name="a574" draw:master-page-name="Master1-Layout13-twoColTx-Title-and-2-Column-Text" presentation:presentation-page-layout-name="Master1-PPL13" draw:id="Slide-262">
        <draw:frame draw:id="id102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ir retribution from God (78:21, 30-31, 33-35, 59-64, 67)<text:s text:c="1"/></text:span><text:span text:style-name="a576" text:class-names=""/></text:p>
          </draw:text-box>
          <svg:title/>
          <svg:desc/>
        </draw:frame>
        <draw:frame draw:id="id103" presentation:style-name="a591" draw:name="Text Placeholder 2" svg:x="1.38021in" svg:y="2in" svg:width="4.61632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God became angry with them (78:21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God caused them to suffer failure and terror (78:33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God killed many of them (78:30-31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  <draw:frame draw:id="id104" presentation:style-name="a607" draw:name="Text Placeholder 3" svg:x="6.16319in" svg:y="2in" svg:width="4.61632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God allowed many of them to be killed (78:62-64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God abandoned his people (78:59-60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God allowed the Ark to be captured (78:61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God rejected the northern tribe of Ephraim (78:67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8" draw:style-name="a608" draw:master-page-name="Master1-Layout12-tx-Title-and-Text" presentation:presentation-page-layout-name="Master1-PPL12" draw:id="Slide-263">
        <draw:frame draw:id="id105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THE CONSEQUENCES (78:8-72): Asaph relates the history of God's people.<text:s text:c="1"/></text:span><text:span text:style-name="a610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ir rebellion against God (78:8-12, 17-20, 22, 34-37, 40-41, 43, 56-5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ir retribution from God (78:21, 30-31, 33-35, 59-64, 67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ir redemption from God (78:13-16, 23-29, 38-55, 65-66, 68-72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9" draw:style-name="a626" draw:master-page-name="Master1-Layout13-twoColTx-Title-and-2-Column-Text" presentation:presentation-page-layout-name="Master1-PPL13" draw:id="Slide-264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Their redemption from God (78:13-16, 23-29, 38-55, 65-66, 68-72):<text:s text:c="1"/></text:span><text:span text:style-name="a628" text:class-names=""/></text:p>
          </draw:text-box>
          <svg:title/>
          <svg:desc/>
        </draw:frame>
        <draw:frame draw:id="id108" presentation:style-name="a649" draw:name="Text Placeholder 2" svg:x="1.38021in" svg:y="2in" svg:width="4.61632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He miraculously delivered his people from Egypt (78:42-51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He divided the Red Sea for them (78:13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He guided them by a cloud and pillar of fire (78:14, 52-54).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He provided water from a rock (78:15-16).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He fed them with manna and quail (78:23-29).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  <draw:frame draw:id="id109" presentation:style-name="a668" draw:name="Text Placeholder 3" svg:x="6.16319in" svg:y="2in" svg:width="4.61632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He forgave their sins (78:38-39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He settled them in the Promised Land (78:55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He rescued them from their enemies (78:65-66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He chose Jerusalem as the place for his Temple (78:68-69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He chose David to rule over them (78:70-72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0" draw:style-name="a669" draw:master-page-name="Master1-Layout12-tx-Title-and-Text" presentation:presentation-page-layout-name="Master1-PPL12" draw:id="Slide-265">
        <draw:frame draw:id="id110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THE CONSEQUENCES (78:8-72): Asaph relates the history of God's people.<text:s text:c="1"/></text:span><text:span text:style-name="a671" text:class-names=""/></text:p>
          </draw:text-box>
          <svg:title/>
          <svg:desc/>
        </draw:frame>
        <draw:frame draw:id="id111" presentation:style-name="a686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ir rebellion against God (78:8-12, 17-20, 22, 34-37, 40-41, 43, 56-58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ir retribution from God (78:21, 30-31, 33-35, 59-64, 67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ir redemption from God (78:13-16, 23-29, 38-55, 65-66, 68-72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1" draw:style-name="a687" draw:master-page-name="Master1-Layout12-tx-Title-and-Text" presentation:presentation-page-layout-name="Master1-PPL12" draw:id="Slide-266">
        <draw:frame draw:id="id112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PSALM 78<text:s text:c="1"/></text:span><text:span text:style-name="a689" text:class-names=""/></text:p>
          </draw:text-box>
          <svg:title/>
          <svg:desc/>
        </draw:frame>
        <draw:frame draw:id="id113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THE COMMAND (78:1-7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HE CONSEQUENCES (78:8-72): Asaph relates the history of God's people.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8 </dc:title>
    <meta:initial-creator>David STRICKLAND</meta:initial-creator>
    <dc:creator>David STRICKLAND</dc:creator>
    <meta:creation-date>2020-02-23T23:19:53Z</meta:creation-date>
    <dc:date>2020-02-23T23:19:53Z</dc:date>
    <meta:template xlink:href="BibleStudy" xlink:type="simple"/>
    <meta:editing-cycles>1</meta:editing-cycles>
    <meta:editing-duration>PT0S</meta:editing-duration>
    <meta:document-statistic meta:paragraph-count="50" meta:word-count="578"/>
  </office:meta>
</office:document-meta>
</file>